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paragraph-properties fo:text-align="start" style:justify-single-word="false"/>
      <style:text-properties style:font-name="Ubuntu" fo:font-size="12pt" officeooo:rsid="00059e09" officeooo:paragraph-rsid="00059e09" style:font-size-asian="12pt" style:font-size-complex="12pt"/>
    </style:style>
    <style:style style:name="P2" style:family="paragraph" style:parent-style-name="Standard">
      <style:paragraph-properties fo:text-align="start" style:justify-single-word="false"/>
      <style:text-properties style:font-name="Ubuntu" fo:font-size="12pt" officeooo:rsid="000a3fdb" officeooo:paragraph-rsid="000e92ef" style:font-size-asian="12pt" style:font-size-complex="12pt"/>
    </style:style>
    <style:style style:name="P3" style:family="paragraph" style:parent-style-name="Standard">
      <style:paragraph-properties fo:text-align="start" style:justify-single-word="false"/>
      <style:text-properties style:font-name="Ubuntu" fo:font-size="12pt" officeooo:rsid="000a3fdb" officeooo:paragraph-rsid="000a3fdb" style:font-size-asian="12pt" style:font-size-complex="12pt"/>
    </style:style>
    <style:style style:name="P4" style:family="paragraph" style:parent-style-name="Standard">
      <style:paragraph-properties fo:text-align="start" style:justify-single-word="false"/>
      <style:text-properties style:font-name="Ubuntu" fo:font-size="12pt" officeooo:rsid="0012d4ae" officeooo:paragraph-rsid="0012d4ae" style:font-size-asian="12pt" style:font-size-complex="12pt"/>
    </style:style>
    <style:style style:name="P5" style:family="paragraph" style:parent-style-name="Standard">
      <style:paragraph-properties fo:text-align="start" style:justify-single-word="false"/>
      <style:text-properties style:font-name="Ubuntu" fo:font-size="12pt" officeooo:rsid="0013cf6f" officeooo:paragraph-rsid="0022fda4" style:font-size-asian="12pt" style:font-size-complex="12pt"/>
    </style:style>
    <style:style style:name="P6" style:family="paragraph" style:parent-style-name="Standard">
      <style:paragraph-properties fo:text-align="start" style:justify-single-word="false"/>
      <style:text-properties style:font-name="Ubuntu" fo:font-size="12pt" officeooo:rsid="0021eb48" officeooo:paragraph-rsid="0021eb48" style:font-size-asian="12pt" style:font-size-complex="12pt"/>
    </style:style>
    <style:style style:name="P7" style:family="paragraph" style:parent-style-name="Standard">
      <style:paragraph-properties fo:text-align="start" style:justify-single-word="false"/>
      <style:text-properties style:font-name="Ubuntu" fo:font-size="12pt" officeooo:rsid="00064ae5" officeooo:paragraph-rsid="00064ae5" style:font-size-asian="12pt" style:font-size-complex="12pt"/>
    </style:style>
    <style:style style:name="P8" style:family="paragraph" style:parent-style-name="Standard">
      <style:paragraph-properties fo:text-align="start" style:justify-single-word="false"/>
      <style:text-properties style:font-name="Ubuntu" fo:font-size="12pt" officeooo:rsid="0022fda4" officeooo:paragraph-rsid="0022fda4" style:font-size-asian="12pt" style:font-size-complex="12pt"/>
    </style:style>
    <style:style style:name="P9" style:family="paragraph" style:parent-style-name="Standard">
      <style:paragraph-properties fo:text-align="start" style:justify-single-word="false"/>
      <style:text-properties style:font-name="Ubuntu" fo:font-size="12pt" officeooo:rsid="00279570" officeooo:paragraph-rsid="00279570" style:font-size-asian="12pt" style:font-size-complex="12pt"/>
    </style:style>
    <style:style style:name="P10" style:family="paragraph" style:parent-style-name="Standard">
      <style:paragraph-properties fo:text-align="start" style:justify-single-word="false"/>
      <style:text-properties style:font-name="Ubuntu" fo:font-size="12pt" officeooo:rsid="0029544c" officeooo:paragraph-rsid="0029544c" style:font-size-asian="12pt" style:font-size-complex="12pt"/>
    </style:style>
    <style:style style:name="P11" style:family="paragraph" style:parent-style-name="Standard">
      <style:paragraph-properties fo:text-align="start" style:justify-single-word="false"/>
      <style:text-properties style:font-name="Ubuntu" fo:font-size="12pt" officeooo:rsid="0011a589" officeooo:paragraph-rsid="0011a589" style:font-size-asian="12pt" style:font-size-complex="12pt"/>
    </style:style>
    <style:style style:name="P12" style:family="paragraph" style:parent-style-name="Standard">
      <style:paragraph-properties fo:text-align="start" style:justify-single-word="false"/>
      <style:text-properties style:font-name="Ubuntu" fo:font-size="12pt" officeooo:rsid="00059e09" officeooo:paragraph-rsid="00059e09" style:font-size-asian="10.5pt" style:font-size-complex="12pt"/>
    </style:style>
    <style:style style:name="P13" style:family="paragraph" style:parent-style-name="Standard">
      <style:paragraph-properties fo:text-align="start" style:justify-single-word="false"/>
      <style:text-properties style:font-name="Ubuntu" fo:font-size="12pt" officeooo:rsid="0021eb48" officeooo:paragraph-rsid="0021eb48" style:font-size-asian="10.5pt" style:font-size-complex="12pt"/>
    </style:style>
    <style:style style:name="P14" style:family="paragraph" style:parent-style-name="Standard">
      <style:paragraph-properties fo:text-align="start" style:justify-single-word="false"/>
      <style:text-properties style:font-name="Ubuntu" fo:font-size="12pt" officeooo:rsid="000ed364" officeooo:paragraph-rsid="0022fda4" style:font-size-asian="10.5pt" style:font-size-complex="12pt"/>
    </style:style>
    <style:style style:name="P15" style:family="paragraph" style:parent-style-name="Standard">
      <style:paragraph-properties fo:text-align="start" style:justify-single-word="false"/>
      <style:text-properties style:font-name="Ubuntu" fo:font-size="12pt" officeooo:rsid="0022fda4" officeooo:paragraph-rsid="0022fda4" style:font-size-asian="10.5pt" style:font-size-complex="12pt"/>
    </style:style>
    <style:style style:name="P16" style:family="paragraph" style:parent-style-name="Standard">
      <style:paragraph-properties fo:text-align="center" style:justify-single-word="false"/>
      <style:text-properties style:font-name="Ubuntu" fo:font-size="16pt" officeooo:rsid="00059e09" officeooo:paragraph-rsid="002af2fa" style:font-size-asian="16pt" style:font-size-complex="16pt"/>
    </style:style>
    <style:style style:name="P17" style:family="paragraph" style:parent-style-name="Standard">
      <style:paragraph-properties fo:text-align="start" style:justify-single-word="false"/>
      <style:text-properties fo:font-size="12pt" officeooo:rsid="00064ae5" officeooo:paragraph-rsid="00064ae5" style:font-size-asian="12pt" style:font-size-complex="12pt"/>
    </style:style>
    <style:style style:name="P18" style:family="paragraph" style:parent-style-name="Standard">
      <style:paragraph-properties fo:text-align="start" style:justify-single-word="false"/>
      <style:text-properties officeooo:paragraph-rsid="0022fda4"/>
    </style:style>
    <style:style style:name="P19" style:family="paragraph" style:parent-style-name="Standard">
      <style:paragraph-properties fo:text-align="start" style:justify-single-word="false"/>
      <style:text-properties officeooo:paragraph-rsid="0011a589"/>
    </style:style>
    <style:style style:name="P20" style:family="paragraph" style:parent-style-name="Standard">
      <style:paragraph-properties fo:text-align="start" style:justify-single-word="false"/>
      <style:text-properties officeooo:rsid="0022fda4" officeooo:paragraph-rsid="0022fda4"/>
    </style:style>
    <style:style style:name="T1" style:family="text">
      <style:text-properties style:font-name="Ubuntu"/>
    </style:style>
    <style:style style:name="T2" style:family="text">
      <style:text-properties style:font-name="Ubuntu" officeooo:rsid="00059e09"/>
    </style:style>
    <style:style style:name="T3" style:family="text">
      <style:text-properties style:font-name="Ubuntu" officeooo:rsid="00068267"/>
    </style:style>
    <style:style style:name="T4" style:family="text">
      <style:text-properties style:font-name="Ubuntu" officeooo:rsid="00082248"/>
    </style:style>
    <style:style style:name="T5" style:family="text">
      <style:text-properties style:font-name="Ubuntu" fo:font-size="12pt" style:font-size-asian="12pt" style:font-size-complex="12pt"/>
    </style:style>
    <style:style style:name="T6" style:family="text">
      <style:text-properties style:font-name="Ubuntu" fo:font-size="12pt" officeooo:rsid="0011a589" style:font-size-asian="12pt" style:font-size-complex="12pt"/>
    </style:style>
    <style:style style:name="T7" style:family="text">
      <style:text-properties style:font-name="Ubuntu" fo:font-size="12pt" officeooo:rsid="001c328a" style:font-size-asian="12pt" style:font-size-complex="12pt"/>
    </style:style>
    <style:style style:name="T8" style:family="text">
      <style:text-properties style:font-name="Ubuntu" fo:font-size="12pt" officeooo:rsid="00249561" style:font-size-asian="12pt" style:font-size-complex="12pt"/>
    </style:style>
    <style:style style:name="T9" style:family="text">
      <style:text-properties style:font-name="Ubuntu" fo:font-size="12pt" style:font-size-asian="10.5pt" style:font-size-complex="12pt"/>
    </style:style>
    <style:style style:name="T10" style:family="text">
      <style:text-properties style:font-name="Ubuntu" fo:font-size="12pt" officeooo:rsid="00205529" style:font-size-asian="10.5pt" style:font-size-complex="12pt"/>
    </style:style>
    <style:style style:name="T11" style:family="text">
      <style:text-properties style:font-name="Ubuntu" fo:font-size="12pt" officeooo:rsid="001edda4" style:font-size-asian="10.5pt" style:font-size-complex="12pt"/>
    </style:style>
    <style:style style:name="T12" style:family="text">
      <style:text-properties style:font-name="Ubuntu" fo:font-size="12pt" officeooo:rsid="0022fda4" style:font-size-asian="10.5pt" style:font-size-complex="12pt"/>
    </style:style>
    <style:style style:name="T13" style:family="text">
      <style:text-properties officeooo:rsid="0021eb48"/>
    </style:style>
    <style:style style:name="T14" style:family="text">
      <style:text-properties officeooo:rsid="0022fda4"/>
    </style:style>
    <style:style style:name="T15" style:family="text">
      <style:text-properties officeooo:rsid="00249561"/>
    </style:style>
    <style:style style:name="T16" style:family="text">
      <style:text-properties officeooo:rsid="00279570"/>
    </style:style>
    <style:style style:name="T17" style:family="text">
      <style:text-properties officeooo:rsid="0029544c"/>
    </style:style>
    <style:style style:name="T18" style:family="text">
      <style:text-properties officeooo:rsid="002af2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Cahier des charges <text:span text:style-name="T13">développement</text:span></text:p>
      <text:p text:style-name="P16">application Penality Box</text:p>
      <text:p text:style-name="P1"/>
      <text:p text:style-name="P1"/>
      <text:p text:style-name="P1"/>
      <text:p text:style-name="P6">1- Présentation :</text:p>
      <text:p text:style-name="P6"/>
      <text:p text:style-name="P12">La Penality Box est un produit fini permettant de gérer les départs et les interruptions de courses ainsi que des temps de pénalité infligés par l'arbitrage. Tous les temps, attentes, feux intermédiaires sont programmables.</text:p>
      <text:p text:style-name="P12"/>
      <text:p text:style-name="P13">Liens pour une présentation complète du produit :</text:p>
      <text:p text:style-name="P13"/>
      <text:p text:style-name="P13">https://www.librenberry.net/co/Penality-box.html</text:p>
      <text:p text:style-name="P12"/>
      <text:p text:style-name="P13"/>
      <text:p text:style-name="P13">2 - Projet :</text:p>
      <text:p text:style-name="P13"/>
      <text:p text:style-name="P14">La deuxième version de la Penality Box consiste à la piloter via un téléphone portable.</text:p>
      <text:p text:style-name="P15">La programmation de cette application est l’objet du développement.</text:p>
      <text:p text:style-name="P15"/>
      <text:p text:style-name="P15"/>
      <text:p text:style-name="P20"><text:span text:style-name="T12">3 - </text:span><text:span text:style-name="T9">Fonctionnalités</text:span></text:p>
      <text:p text:style-name="P15"/>
      <text:p text:style-name="P18"><text:span text:style-name="T10">Cette deuxième version n’aura donc pas de </text:span><text:span text:style-name="T11">clavier à l’arrière </text:span><text:span text:style-name="T10">et sera uniquement piloter avec l’application</text:span><text:span text:style-name="T11">.</text:span></text:p>
      <text:p text:style-name="P1"/>
      <text:p text:style-name="P17"><text:span text:style-name="T2">L’</text:span><text:span text:style-name="T1">interface </text:span><text:span text:style-name="T3">de l’application</text:span><text:span text:style-name="T1"> devra permettre de lancer le compte à rebours, ainsi que les pénalités. Elle devra également permettre d’accéder au menu de configuration </text:span><text:span text:style-name="T4">et de configurer les différents temps</text:span><text:span text:style-name="T1">.</text:span></text:p>
      <text:p text:style-name="P7"/>
      <text:p text:style-name="P8"/>
      <text:p text:style-name="P8">4 - Langage de programmation - protocole de communication :</text:p>
      <text:p text:style-name="P8"/>
      <text:p text:style-name="P8">La penalityBox est gér<text:span text:style-name="T15">ée</text:span> par un Arduino, langage de programmation en C.</text:p>
      <text:p text:style-name="P8"/>
      <text:p text:style-name="P19"><text:span text:style-name="T6">L’application sera développer avec le framework </text:span><text:span text:style-name="T7">React Native</text:span><text:span text:style-name="T6">, et le langage JavaScript. Elle est destiné à être utiliser sur Android.</text:span></text:p>
      <text:p text:style-name="P11"/>
      <text:p text:style-name="P20"><text:span text:style-name="T6">L</text:span><text:span text:style-name="T5">e protocole de communication sera fait par wifi dans un premier temps, puis par radio </text:span><text:span text:style-name="T8">sur la bande de fréquence 433MHZ ou 836MHZ.</text:span></text:p>
      <text:p text:style-name="P7"/>
      <text:p text:style-name="P7"/>
      <text:p text:style-name="P9">5 - <text:span text:style-name="T18">L</text:span>es étapes de développement.</text:p>
      <text:p text:style-name="P9"/>
      <text:p text:style-name="P9">1) <text:s text:c="3"/><text:tab/><text:span text:style-name="T18">É</text:span>laboration du cahier des charges</text:p>
      <text:p text:style-name="P9">2)<text:tab/><text:span text:style-name="T18">Conception de l’application (Diagramme UML, maquettage)</text:span></text:p>
      <text:p text:style-name="P9">3)<text:tab/><text:span text:style-name="T18">Développement de l’application</text:span></text:p>
      <text:p text:style-name="P9"><text:span text:style-name="T18">4</text:span>)<text:tab/><text:span text:style-name="T18">I</text:span><text:span text:style-name="T17">ntégration de l’application sur <text:s/>smartphone.</text:span></text:p>
      <text:p text:style-name="P10"><text:span text:style-name="T18">5</text:span>)<text:tab/><text:span text:style-name="T18">É</text:span>preuves de fonctionnement</text:p>
      <text:p text:style-name="P10"><text:span text:style-name="T18">6</text:span>) <text:s text:c="8"/><text:span text:style-name="T18">Correctifs</text:span></text:p>
      <text:p text:style-name="P8"/>
      <text:p text:style-name="P8"><text:soft-page-break/><text:span text:style-name="T16">6 </text:span>- Licence :</text:p>
      <text:p text:style-name="P8"/>
      <text:p text:style-name="P4">L’application est soumise à la licence MIT :</text:p>
      <text:p text:style-name="P2">La licence donne à toute personne recevant le logiciel (et ses fichiers) le droit illimité de l'utiliser, le copier, le modifier, le fusionner, le publier, le distribuer, le vendre et le « sous-licencier » (l'incorporer dans une autre licence). La seule obligation est d'incorporer la notice de licence et de copyright dans toutes les copies.</text:p>
      <text:p text:style-name="P2"/>
      <text:p text:style-name="P5"/>
      <text:p text:style-name="P8"><text:span text:style-name="T16">7 </text:span>- Budget alloué :</text:p>
      <text:p text:style-name="P8"/>
      <text:p text:style-name="P8">Prototypage  version 1 :</text:p>
      <text:p text:style-name="P8"/>
      <text:p text:style-name="P8">Prototypage Version 2 :</text:p>
      <text:p text:style-name="P8"/>
      <text:p text:style-name="P3">P<text:span text:style-name="T14">our les compléments de développement un appel pour une levée de fond sera fait par crowdfunding.</text:span></text:p>
      <text:p text:style-name="P3"/>
      <text:p text:style-name="P3">Le crédit d'impôt recherche (CIR) est une mesure de soutien aux activités de recherche et développement (R&amp;D) des entreprises.</text:p>
      <text:p text:style-name="P3"/>
      <text:p text:style-name="P3"><text:span text:style-name="T15">La société sarl Libreboot </text:span>engage des dépenses d'innovations portant sur des activités de conception de prototypes ou d'installations pilotes de nouveaux produits. </text:p>
      <text:p text:style-name="P3"/>
      <text:p text:style-name="P3"/>
      <text:p text:style-name="P8"><text:span text:style-name="T16">8 </text:span>- Temps de production, délai souhaité :</text:p>
      <text:p text:style-name="P8"/>
      <text:p text:style-name="P5">La date de réalisation attendue est le 30/06/202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0T11:17:23.634230012</meta:creation-date>
    <dc:date>2022-06-01T10:08:57.783318177</dc:date>
    <meta:editing-duration>PT6H39M17S</meta:editing-duration>
    <meta:editing-cycles>32</meta:editing-cycles>
    <meta:generator>LibreOffice/7.3.4.1$Linux_X86_64 LibreOffice_project/30$Build-1</meta:generator>
    <meta:document-statistic meta:table-count="0" meta:image-count="0" meta:object-count="0" meta:page-count="2" meta:paragraph-count="34" meta:word-count="383" meta:character-count="2487" meta:non-whitespace-character-count="2123"/>
  </office:meta>
</office:document-meta>
</file>